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last_seen</text:p>
          </table:table-cell>
        </table:table-row>
        <table:table-row table:style-name="ro1">
          <table:table-cell office:value-type="string" calcext:value-type="string">
            <text:p>Quiz 1.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Quiz 1.2</text:p>
          </table:table-cell>
          <table:table-cell office:value-type="float" office:value="68" calcext:value-type="float">
            <text:p>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7:52:16.018547848</meta:creation-date>
    <dc:date>2018-03-05T17:53:41.515551913</dc:date>
    <meta:editing-duration>PT1M26S</meta:editing-duration>
    <meta:editing-cycles>1</meta:editing-cycles>
    <meta:document-statistic meta:table-count="1" meta:cell-count="6" meta:object-count="0"/>
    <meta:generator>LibreOffice/5.3.5.2$MacOSX_X86_64 LibreOffice_project/50d9bf2b0a79cdb85a3814b592608037a682059d</meta:generator>
  </office:meta>
</office:document-meta>
</file>